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e54793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5.988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0" style:family="paragraph" style:parent-style-name="Footnote">
      <style:text-properties fo:language="en" fo:country="US" officeooo:rsid="00198fdb" officeooo:paragraph-rsid="0240b567"/>
    </style:style>
    <style:style style:name="P21" style:family="paragraph" style:parent-style-name="Standard" style:master-page-name="Standard">
      <style:paragraph-properties style:page-number="auto"/>
      <style:text-properties style:font-name="EB Garamond 12"/>
    </style:style>
    <style:style style:name="P22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e8ec98" officeooo:paragraph-rsid="03e8ec98" style:font-size-asian="11pt" style:font-size-complex="11pt"/>
    </style:style>
    <style:style style:name="P2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e54793" style:font-size-asian="11pt" style:font-size-complex="11pt"/>
    </style:style>
    <style:style style:name="P2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e98ed3" style:font-size-asian="11pt" style:font-size-complex="11pt"/>
    </style:style>
    <style:style style:name="P27" style:family="paragraph" style:parent-style-name="Standard">
      <style:paragraph-properties fo:text-align="justify" style:justify-single-word="false"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e98ed3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e98ed3" officeooo:paragraph-rsid="03e98ed3" style:font-size-asian="11pt" style:font-size-complex="11pt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31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3e5eddb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29b4360" style:font-style-asian="normal" style:font-style-complex="normal"/>
    </style:style>
    <style:style style:name="T8" style:family="text">
      <style:text-properties fo:font-style="normal" officeooo:rsid="01c668f6" style:font-style-asian="normal" style:font-style-complex="normal"/>
    </style:style>
    <style:style style:name="T9" style:family="text">
      <style:text-properties fo:font-style="normal" officeooo:rsid="034176b8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5e4394" style:font-style-asian="normal" style:font-style-complex="normal"/>
    </style:style>
    <style:style style:name="T12" style:family="text">
      <style:text-properties fo:font-style="normal" officeooo:rsid="0370d31c" style:font-style-asian="normal" style:font-style-complex="normal"/>
    </style:style>
    <style:style style:name="T13" style:family="text">
      <style:text-properties fo:font-style="normal" officeooo:rsid="03ab3c01" style:font-style-asian="normal" style:font-style-complex="normal"/>
    </style:style>
    <style:style style:name="T14" style:family="text">
      <style:text-properties fo:font-style="normal" officeooo:rsid="03c2617b" style:font-style-asian="normal" style:font-style-complex="normal"/>
    </style:style>
    <style:style style:name="T15" style:family="text">
      <style:text-properties fo:font-style="normal" officeooo:rsid="03e46f2c" style:font-style-asian="normal" style:font-style-complex="normal"/>
    </style:style>
    <style:style style:name="T16" style:family="text">
      <style:text-properties fo:font-style="normal" officeooo:rsid="00056c95" style:font-style-asian="normal" style:font-style-complex="normal"/>
    </style:style>
    <style:style style:name="T17" style:family="text">
      <style:text-properties fo:font-style="normal" officeooo:rsid="03e8ec98" style:font-style-asian="normal" style:font-style-complex="normal"/>
    </style:style>
    <style:style style:name="T18" style:family="text">
      <style:text-properties fo:font-style="normal" officeooo:rsid="03e98ed3" style:font-style-asian="normal" style:font-style-complex="normal"/>
    </style:style>
    <style:style style:name="T19" style:family="text">
      <style:text-properties fo:font-style="normal" officeooo:rsid="03eaaaa5" style:font-style-asian="normal" style:font-style-complex="normal"/>
    </style:style>
    <style:style style:name="T20" style:family="text">
      <style:text-properties fo:font-style="normal" officeooo:rsid="03ecc072" style:font-style-asian="normal" style:font-style-complex="normal"/>
    </style:style>
    <style:style style:name="T21" style:family="text">
      <style:text-properties officeooo:rsid="000a14f6"/>
    </style:style>
    <style:style style:name="T22" style:family="text">
      <style:text-properties officeooo:rsid="005714b7"/>
    </style:style>
    <style:style style:name="T23" style:family="text">
      <style:text-properties officeooo:rsid="00880dbe"/>
    </style:style>
    <style:style style:name="T24" style:family="text">
      <style:text-properties officeooo:rsid="007c6d62"/>
    </style:style>
    <style:style style:name="T25" style:family="text">
      <style:text-properties officeooo:rsid="01e21ff5"/>
    </style:style>
    <style:style style:name="T26" style:family="text">
      <style:text-properties officeooo:rsid="0233449b"/>
    </style:style>
    <style:style style:name="T27" style:family="text">
      <style:text-properties officeooo:rsid="02317916"/>
    </style:style>
    <style:style style:name="T28" style:family="text">
      <style:text-properties officeooo:rsid="0063a409"/>
    </style:style>
    <style:style style:name="T29" style:family="text">
      <style:text-properties officeooo:rsid="034a2232"/>
    </style:style>
    <style:style style:name="T30" style:family="text">
      <style:text-properties officeooo:rsid="0387836c"/>
    </style:style>
    <style:style style:name="T31" style:family="text">
      <style:text-properties officeooo:rsid="03b4652d"/>
    </style:style>
    <style:style style:name="T32" style:family="text">
      <style:text-properties officeooo:rsid="03e46f2c"/>
    </style:style>
    <style:style style:name="T33" style:family="text">
      <style:text-properties officeooo:rsid="023d18e5"/>
    </style:style>
    <style:style style:name="T34" style:family="text">
      <style:text-properties officeooo:rsid="00836784"/>
    </style:style>
    <style:style style:name="T35" style:family="text">
      <style:text-properties officeooo:rsid="03e54793"/>
    </style:style>
    <style:style style:name="T36" style:family="text">
      <style:text-properties officeooo:rsid="03e5eddb"/>
    </style:style>
    <style:style style:name="T37" style:family="text">
      <style:text-properties style:font-name="EB Garamond 12 All S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31">Esser-</text:span>Skala, 201<text:span text:style-name="T32">9</text:span></text:p>
      <text:p text:style-name="P17"/>
      <text:p text:style-name="P17"/>
      <text:p text:style-name="P12">© 201<text:span text:style-name="T32">9</text:span> by Wolfgang <text:span text:style-name="T31">Esser-</text:span>Skala. This edition is licensed under the<text:span text:style-name="T29"><text:line-break/></text:span>Creative Commons Attribution<text:span text:style-name="T23">-NonCommercial-ShareAlike</text:span> 4.0 International License.<text:span text:style-name="T29"><text:line-break/></text:span>To view a copy of this license, visit http://creativecommons.org/licenses/by<text:span text:style-name="T24">-nc-sa</text:span>/4.0/.</text:p>
      <text:p text:style-name="P11"/>
      <text:p text:style-name="P13">Music engraving by LilyPond 2.18.0 (http://www.lilypond.org).<text:span text:style-name="T22"><text:line-break/>Front matter</text:span> typeset with EB Garamond (http://www.georgduffner.at/ebgaramond).</text:p>
      <text:p text:style-name="P17"/>
      <text:p text:style-name="P10">First <text:span text:style-name="T25">version</text:span>, <text:span text:style-name="T32">January 2019</text:span></text:p>
      <text:p text:style-name="P23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6">This edition <text:span text:style-name="T4">of the </text:span><text:span text:style-name="T3">M</text:span><text:span text:style-name="T2">i</text:span><text:span text:style-name="T3">ssa in g</text:span><text:span text:style-name="T4"> </text:span>bases upon <text:span text:style-name="T28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5"><text:tab/>http://digital.slub-dresden.de/<text:span text:style-name="T5">id426600592</text:span> (siglum Mus.297<text:span text:style-name="T36">9</text:span>-D-<text:span text:style-name="T36">9</text:span>).</text:p>
      <text:p text:style-name="P3"/>
      <text:p text:style-name="P4">In general, this edition closely follows the <text:span text:style-name="T30">manuscript</text:span>. Any changes <text:span text:style-name="T21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4"/>
      <text:p text:style-name="P4"/>
      <text:p text:style-name="P29"><text:span text:style-name="T37">k y r i e</text:span></text:p>
      <text:p text:style-name="P26"/>
      <text:p text:style-name="P27"><text:span text:style-name="T1">Bar<text:tab/>Staff<text:tab/>Note</text:span><text:span text:style-name="T10"><text:tab/></text:span><text:span text:style-name="T12"><text:line-break/></text:span><text:span text:style-name="T19">21</text:span><text:span text:style-name="T14"><text:tab/></text:span><text:span text:style-name="T17">org</text:span><text:span text:style-name="T16"><text:note text:id="ftn0" text:note-class="footnote"><text:note-citation>1</text:note-citation><text:note-body><text:p text:style-name="P20">Abbreviations: A, alto; B, bass;<text:span text:style-name="T33"> Ms, manuscript; o</text:span>rg, basses and organ; <text:span text:style-name="T33">r, rest;</text:span> S,<text:span text:style-name="T35"> </text:span>soprano; T<text:span text:style-name="T34">, </text:span>tenor.</text:p></text:note-body></text:note></text:span><text:span text:style-name="T14"><text:tab/></text:span><text:span text:style-name="T18">Bar in Ms: </text:span><text:span text:style-name="T19">d1</text:span></text:p>
      <text:p text:style-name="P4"/>
      <text:p text:style-name="P30"/>
      <text:p text:style-name="P24"><text:span text:style-name="T37">g l o r i a</text:span></text:p>
      <text:p text:style-name="P7"/>
      <text:p text:style-name="P7"><text:span text:style-name="T1">Bar<text:tab/>Staff<text:tab/>Note</text:span><text:span text:style-name="T10"><text:tab/></text:span><text:span text:style-name="T12"><text:line-break/></text:span><text:span text:style-name="T17">–</text:span><text:span text:style-name="T14"><text:tab/></text:span><text:span text:style-name="T17">org</text:span><text:span text:style-name="T14"><text:tab/></text:span><text:span text:style-name="T17">In the Ms, bass figures only appear in bars 3, 9–14, 55,<text:line-break/><text:tab/><text:tab/>66, and 9</text:span><text:span text:style-name="T20">3</text:span><text:span text:style-name="T17">–9</text:span><text:span text:style-name="T20">4</text:span><text:span text:style-name="T17">. The remaining bass figures were added<text:line-break/><text:tab/><text:tab/>by the editor.</text:span><text:span text:style-name="T13"><text:line-break/></text:span><text:span text:style-name="T11"><text:line-break/></text:span><text:span text:style-name="T7"><text:line-break/></text:span><text:span text:style-name="T9"><text:line-break/></text:span><text:span text:style-name="T8"><text:line-break/></text:span></text:p>
      <text:p text:style-name="P2">This edition has been compiled and checked with utmost diligence. Nevertheless, errors and mistakes cannot be totally excluded. Please report any errors and mistakes to <text:span text:style-name="T27">wolfgang</text:span> (at) <text:span text:style-name="T26">esser-skala</text:span>.at<text:span text:style-name="T27"> or create an issue or pull request on the edition’s GitHub page (https://github.com/skafdasschaf/ reutter-the-elder-missa-in-g-minor)</text:span>. Your help will be greatly appreciated.</text:p>
      <text:p text:style-name="P8"/>
      <text:p text:style-name="P8"/>
      <text:p text:style-name="P8"><text:span text:style-name="T6">Salzburg, </text:span><text:span text:style-name="T15">January 2019</text:span><text:line-break/>Wolfgang <text:span text:style-name="T31">Esser-</text:span>Skala</text:p>
      <text:p text:style-name="P22"><text:span text:style-name="T29"><text:line-break/></text:span>C O N T E N T S</text:p>
      <text:p text:style-name="P15"/>
      <text:p text:style-name="P14"/>
      <text:p text:style-name="P9"/>
      <text:p text:style-name="P16">1<text:tab/><text:span text:style-name="T36">Kyrie</text:span><text:tab/><text:span text:style-name="T32">1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2-24T13:38:42.782774317</dc:date>
    <dc:creator>Wolfgang Skala</dc:creator>
    <meta:editing-duration>P10DT14H52M48S</meta:editing-duration>
    <meta:editing-cycles>922</meta:editing-cycles>
    <meta:generator>LibreOffice/4.2.8.2$Linux_X86_64 LibreOffice_project/420m0$Build-2</meta:generator>
    <meta:document-statistic meta:table-count="0" meta:image-count="1" meta:object-count="0" meta:page-count="4" meta:paragraph-count="17" meta:word-count="295" meta:character-count="1923" meta:non-whitespace-character-count="1621"/>
  </office:meta>
</office:document-meta>
</file>